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0.5953in"/>
    </style:style>
    <style:style style:name="co9" style:family="table-column">
      <style:table-column-properties fo:break-before="auto" style:column-width="0.452in"/>
    </style:style>
    <style:style style:name="co10" style:family="table-column">
      <style:table-column-properties fo:break-before="auto" style:column-width="1.1193in"/>
    </style:style>
    <style:style style:name="co11" style:family="table-column">
      <style:table-column-properties fo:break-before="auto" style:column-width="0.4764in"/>
    </style:style>
    <style:style style:name="co12" style:family="table-column">
      <style:table-column-properties fo:break-before="auto" style:column-width="1.1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7382in"/>
    </style:style>
    <style:style style:name="co15" style:family="table-column">
      <style:table-column-properties fo:break-before="auto" style:column-width="1.048in"/>
    </style:style>
    <style:style style:name="co16" style:family="table-column">
      <style:table-column-properties fo:break-before="auto" style:column-width="0.4882in"/>
    </style:style>
    <style:style style:name="co17" style:family="table-column">
      <style:table-column-properties fo:break-before="auto" style:column-width="1.0535in"/>
    </style:style>
    <style:style style:name="co18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Labelled substrate</text:p>
          </table:table-cell>
          <table:table-cell office:value-type="string" calcext:value-type="string">
            <text:p>Label pattern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Incubation time [value]</text:p>
          </table:table-cell>
          <table:table-cell office:value-type="string" calcext:value-type="string">
            <text:p>Incubation time [units]</text:p>
          </table:table-cell>
          <table:table-cell office:value-type="string" calcext:value-type="string">
            <text:p>data file ID</text:p>
          </table:table-cell>
          <table:table-cell office:value-type="string" calcext:value-type="string">
            <text:p>Retention time [value]</text:p>
          </table:table-cell>
          <table:table-cell office:value-type="string" calcext:value-type="string">
            <text:p>Retention time [units]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CHEBI ID</text:p>
          </table:table-cell>
          <table:table-cell office:value-type="string" calcext:value-type="string">
            <text:p>atomic positions to the parent molecule/metabolite name</text:p>
          </table:table-cell>
          <table:table-cell office:value-type="string" calcext:value-type="string">
            <text:p>Empirical formula derivatized molecule/fragment</text:p>
          </table:table-cell>
          <table:table-cell office:value-type="string" calcext:value-type="string">
            <text:p>m/z monitored</text:p>
          </table:table-cell>
          <table:table-cell office:value-type="string" calcext:value-type="string">
            <text:p>signal intensity</text:p>
          </table:table-cell>
          <table:table-cell office:value-type="string" calcext:value-type="string">
            <text:p>isotopologue</text:p>
          </table:table-cell>
          <table:table-cell office:value-type="string" calcext:value-type="string">
            <text:p>Isotopologue [value]</text:p>
          </table:table-cell>
          <table:table-cell office:value-type="string" calcext:value-type="string">
            <text:p>Isotopologue [units]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65579" calcext:value-type="float">
            <text:p>65579</text:p>
          </table:table-cell>
          <table:table-cell office:value-type="string" calcext:value-type="string">
            <text:p>m0</text:p>
          </table:table-cell>
          <table:table-cell office:value-type="float" office:value="54.97" calcext:value-type="float">
            <text:p>54.9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1502" calcext:value-type="float">
            <text:p>11502</text:p>
          </table:table-cell>
          <table:table-cell office:value-type="string" calcext:value-type="string">
            <text:p>m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58472" calcext:value-type="float">
            <text:p>58472</text:p>
          </table:table-cell>
          <table:table-cell office:value-type="string" calcext:value-type="string">
            <text:p>m2</text:p>
          </table:table-cell>
          <table:table-cell office:value-type="float" office:value="43.41" calcext:value-type="float">
            <text:p>43.4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m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m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4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69563" calcext:value-type="float">
            <text:p>69563</text:p>
          </table:table-cell>
          <table:table-cell office:value-type="string" calcext:value-type="string">
            <text:p>m0</text:p>
          </table:table-cell>
          <table:table-cell office:value-type="float" office:value="55.02" calcext:value-type="float">
            <text:p>55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2199" calcext:value-type="float">
            <text:p>12199</text:p>
          </table:table-cell>
          <table:table-cell office:value-type="string" calcext:value-type="string">
            <text:p>m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61955" calcext:value-type="float">
            <text:p>61955</text:p>
          </table:table-cell>
          <table:table-cell office:value-type="string" calcext:value-type="string">
            <text:p>m2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8477" calcext:value-type="float">
            <text:p>8477</text:p>
          </table:table-cell>
          <table:table-cell office:value-type="string" calcext:value-type="string">
            <text:p>m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m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6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_G1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56775" calcext:value-type="float">
            <text:p>56775</text:p>
          </table:table-cell>
          <table:table-cell office:value-type="string" calcext:value-type="string">
            <text:p>m0</text:p>
          </table:table-cell>
          <table:table-cell office:value-type="float" office:value="58.42" calcext:value-type="float">
            <text:p>58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9824" calcext:value-type="float">
            <text:p>9824</text:p>
          </table:table-cell>
          <table:table-cell office:value-type="string" calcext:value-type="string">
            <text:p>m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44035" calcext:value-type="float">
            <text:p>44035</text:p>
          </table:table-cell>
          <table:table-cell office:value-type="string" calcext:value-type="string">
            <text:p>m2</text:p>
          </table:table-cell>
          <table:table-cell office:value-type="float" office:value="40.02" calcext:value-type="float">
            <text:p>4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m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2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73741" calcext:value-type="float">
            <text:p>73741</text:p>
          </table:table-cell>
          <table:table-cell office:value-type="string" calcext:value-type="string">
            <text:p>m0</text:p>
          </table:table-cell>
          <table:table-cell office:value-type="float" office:value="58.55" calcext:value-type="float">
            <text:p>58.5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2815" calcext:value-type="float">
            <text:p>12815</text:p>
          </table:table-cell>
          <table:table-cell office:value-type="string" calcext:value-type="string">
            <text:p>m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57254" calcext:value-type="float">
            <text:p>57254</text:p>
          </table:table-cell>
          <table:table-cell office:value-type="string" calcext:value-type="string">
            <text:p>m2</text:p>
          </table:table-cell>
          <table:table-cell office:value-type="float" office:value="40.15" calcext:value-type="float">
            <text:p>40.1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7711" calcext:value-type="float">
            <text:p>7711</text:p>
          </table:table-cell>
          <table:table-cell office:value-type="string" calcext:value-type="string">
            <text:p>m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m4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5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6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G2.CDF <text:s text:c="13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100979" calcext:value-type="float">
            <text:p>100979</text:p>
          </table:table-cell>
          <table:table-cell office:value-type="string" calcext:value-type="string">
            <text:p>m0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7190" calcext:value-type="float">
            <text:p>17190</text:p>
          </table:table-cell>
          <table:table-cell office:value-type="string" calcext:value-type="string">
            <text:p>m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68910" calcext:value-type="float">
            <text:p>68910</text:p>
          </table:table-cell>
          <table:table-cell office:value-type="string" calcext:value-type="string">
            <text:p>m2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m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m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17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196565" calcext:value-type="float">
            <text:p>196565</text:p>
          </table:table-cell>
          <table:table-cell office:value-type="string" calcext:value-type="string">
            <text:p>m0</text:p>
          </table:table-cell>
          <table:table-cell office:value-type="float" office:value="61.56" calcext:value-type="float">
            <text:p>61.5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33489" calcext:value-type="float">
            <text:p>33489</text:p>
          </table:table-cell>
          <table:table-cell office:value-type="string" calcext:value-type="string">
            <text:p>m1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134897" calcext:value-type="float">
            <text:p>134897</text:p>
          </table:table-cell>
          <table:table-cell office:value-type="string" calcext:value-type="string">
            <text:p>m2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m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m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6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G13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68065" calcext:value-type="float">
            <text:p>68065</text:p>
          </table:table-cell>
          <table:table-cell office:value-type="string" calcext:value-type="string">
            <text:p>m0</text:p>
          </table:table-cell>
          <table:table-cell office:value-type="float" office:value="66.14" calcext:value-type="float">
            <text:p>66.1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1378" calcext:value-type="float">
            <text:p>11378</text:p>
          </table:table-cell>
          <table:table-cell office:value-type="string" calcext:value-type="string">
            <text:p>m1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38749" calcext:value-type="float">
            <text:p>38749</text:p>
          </table:table-cell>
          <table:table-cell office:value-type="string" calcext:value-type="string">
            <text:p>m2</text:p>
          </table:table-cell>
          <table:table-cell office:value-type="float" office:value="32.94" calcext:value-type="float">
            <text:p>32.9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m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3C_G14.CDF <text:s text:c="1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151134" calcext:value-type="float">
            <text:p>151134</text:p>
          </table:table-cell>
          <table:table-cell office:value-type="string" calcext:value-type="string">
            <text:p>m0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25662" calcext:value-type="float">
            <text:p>25662</text:p>
          </table:table-cell>
          <table:table-cell office:value-type="string" calcext:value-type="string">
            <text:p>m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87166" calcext:value-type="float">
            <text:p>87166</text:p>
          </table:table-cell>
          <table:table-cell office:value-type="string" calcext:value-type="string">
            <text:p>m2</text:p>
          </table:table-cell>
          <table:table-cell office:value-type="float" office:value="33.08" calcext:value-type="float">
            <text:p>33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m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m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0h_gl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G14.CDF <text:s text:c="12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92543" calcext:value-type="float">
            <text:p>92543</text:p>
          </table:table-cell>
          <table:table-cell office:value-type="string" calcext:value-type="string">
            <text:p>m0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4548" calcext:value-type="float">
            <text:p>14548</text:p>
          </table:table-cell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m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5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B_Coldcom_G.CDF <text:s text:c="5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108487" calcext:value-type="float">
            <text:p>108487</text:p>
          </table:table-cell>
          <table:table-cell office:value-type="string" calcext:value-type="string">
            <text:p>m0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m1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m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21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7" calcext:value-type="float">
            <text:p>327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8" calcext:value-type="float">
            <text:p>328</text:p>
          </table:table-cell>
          <table:table-cell office:value-type="float" office:value="176546" calcext:value-type="float">
            <text:p>176546</text:p>
          </table:table-cell>
          <table:table-cell office:value-type="string" calcext:value-type="string">
            <text:p>m0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29" calcext:value-type="float">
            <text:p>329</text:p>
          </table:table-cell>
          <table:table-cell office:value-type="float" office:value="27800" calcext:value-type="float">
            <text:p>27800</text:p>
          </table:table-cell>
          <table:table-cell office:value-type="string" calcext:value-type="string">
            <text:p>m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0" calcext:value-type="float">
            <text:p>330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m2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1" calcext:value-type="float">
            <text:p>33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m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2" calcext:value-type="float">
            <text:p>33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4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5" calcext:value-type="float">
            <text:p>33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com_glc_i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d_commerci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32_Coldcom_G.CDF <text:s text:c="6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HEBI:17234</text:p>
          </table:table-cell>
          <table:table-cell office:value-type="string" calcext:value-type="string">
            <text:p>C1-C6</text:p>
          </table:table-cell>
          <table:table-cell office:value-type="string" calcext:value-type="string">
            <text:p>C14H18O8N</text:p>
          </table:table-cell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6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7297" calcext:value-type="float">
            <text:p>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6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260621" calcext:value-type="float">
            <text:p>260621</text:p>
          </table:table-cell>
          <table:table-cell office:value-type="string" calcext:value-type="string">
            <text:p>m0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6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31097" calcext:value-type="float">
            <text:p>31097</text:p>
          </table:table-cell>
          <table:table-cell office:value-type="string" calcext:value-type="string">
            <text:p>m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6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m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6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m3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6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10490" calcext:value-type="float">
            <text:p>10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367564" calcext:value-type="float">
            <text:p>367564</text:p>
          </table:table-cell>
          <table:table-cell office:value-type="string" calcext:value-type="string">
            <text:p>m0</text:p>
          </table:table-cell>
          <table:table-cell office:value-type="float" office:value="93.53" calcext:value-type="float">
            <text:p>93.5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44032" calcext:value-type="float">
            <text:p>44032</text:p>
          </table:table-cell>
          <table:table-cell office:value-type="string" calcext:value-type="string">
            <text:p>m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33233" calcext:value-type="float">
            <text:p>33233</text:p>
          </table:table-cell>
          <table:table-cell office:value-type="string" calcext:value-type="string">
            <text:p>m2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m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_L10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9_L11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9_L11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309117" calcext:value-type="float">
            <text:p>309117</text:p>
          </table:table-cell>
          <table:table-cell office:value-type="string" calcext:value-type="string">
            <text:p>m0</text:p>
          </table:table-cell>
          <table:table-cell office:value-type="float" office:value="92.97" calcext:value-type="float">
            <text:p>92.9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9_L11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37878" calcext:value-type="float">
            <text:p>37878</text:p>
          </table:table-cell>
          <table:table-cell office:value-type="string" calcext:value-type="string">
            <text:p>m1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9_L11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28517" calcext:value-type="float">
            <text:p>28517</text:p>
          </table:table-cell>
          <table:table-cell office:value-type="string" calcext:value-type="string">
            <text:p>m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9_L11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m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9_L11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B_L11.CDF <text:s text:c="11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B_L11.CDF <text:s text:c="11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259923" calcext:value-type="float">
            <text:p>259923</text:p>
          </table:table-cell>
          <table:table-cell office:value-type="string" calcext:value-type="string">
            <text:p>m0</text:p>
          </table:table-cell>
          <table:table-cell office:value-type="float" office:value="93.08" calcext:value-type="float">
            <text:p>93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B_L11.CDF <text:s text:c="11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31756" calcext:value-type="float">
            <text:p>31756</text:p>
          </table:table-cell>
          <table:table-cell office:value-type="string" calcext:value-type="string">
            <text:p>m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B_L11.CDF <text:s text:c="11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23909" calcext:value-type="float">
            <text:p>23909</text:p>
          </table:table-cell>
          <table:table-cell office:value-type="string" calcext:value-type="string">
            <text:p>m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B_L11.CDF <text:s text:c="11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m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9B_L11.CDF <text:s text:c="11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8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8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150107" calcext:value-type="float">
            <text:p>150107</text:p>
          </table:table-cell>
          <table:table-cell office:value-type="string" calcext:value-type="string">
            <text:p>m0</text:p>
          </table:table-cell>
          <table:table-cell office:value-type="float" office:value="89.56" calcext:value-type="float">
            <text:p>89.5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8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18902" calcext:value-type="float">
            <text:p>18902</text:p>
          </table:table-cell>
          <table:table-cell office:value-type="string" calcext:value-type="string">
            <text:p>m1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8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20266" calcext:value-type="float">
            <text:p>20266</text:p>
          </table:table-cell>
          <table:table-cell office:value-type="string" calcext:value-type="string">
            <text:p>m2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8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m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8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0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10567" calcext:value-type="float">
            <text:p>10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0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365006" calcext:value-type="float">
            <text:p>365006</text:p>
          </table:table-cell>
          <table:table-cell office:value-type="string" calcext:value-type="string">
            <text:p>m0</text:p>
          </table:table-cell>
          <table:table-cell office:value-type="float" office:value="89.82" calcext:value-type="float">
            <text:p>89.8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0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45417" calcext:value-type="float">
            <text:p>45417</text:p>
          </table:table-cell>
          <table:table-cell office:value-type="string" calcext:value-type="string">
            <text:p>m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0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48882" calcext:value-type="float">
            <text:p>48882</text:p>
          </table:table-cell>
          <table:table-cell office:value-type="string" calcext:value-type="string">
            <text:p>m2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0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0_L22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2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2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375319" calcext:value-type="float">
            <text:p>375319</text:p>
          </table:table-cell>
          <table:table-cell office:value-type="string" calcext:value-type="string">
            <text:p>m0</text:p>
          </table:table-cell>
          <table:table-cell office:value-type="float" office:value="93.18" calcext:value-type="float">
            <text:p>93.1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2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44610" calcext:value-type="float">
            <text:p>44610</text:p>
          </table:table-cell>
          <table:table-cell office:value-type="string" calcext:value-type="string">
            <text:p>m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2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35982" calcext:value-type="float">
            <text:p>35982</text:p>
          </table:table-cell>
          <table:table-cell office:value-type="string" calcext:value-type="string">
            <text:p>m2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2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m3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2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4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10325" calcext:value-type="float">
            <text:p>1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4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352134" calcext:value-type="float">
            <text:p>352134</text:p>
          </table:table-cell>
          <table:table-cell office:value-type="string" calcext:value-type="string">
            <text:p>m0</text:p>
          </table:table-cell>
          <table:table-cell office:value-type="float" office:value="92.96" calcext:value-type="float">
            <text:p>92.9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4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m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4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33812" calcext:value-type="float">
            <text:p>33812</text:p>
          </table:table-cell>
          <table:table-cell office:value-type="string" calcext:value-type="string">
            <text:p>m2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4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m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lac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64_L24.CDF <text:s text:c="12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la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_Coldnat_L27.CDF <text:s text:c="4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6877" calcext:value-type="float">
            <text:p>6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la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_Coldnat_L27.CDF <text:s text:c="4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248105" calcext:value-type="float">
            <text:p>248105</text:p>
          </table:table-cell>
          <table:table-cell office:value-type="string" calcext:value-type="string">
            <text:p>m0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_Coldnat_L27.CDF <text:s text:c="4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29359" calcext:value-type="float">
            <text:p>29359</text:p>
          </table:table-cell>
          <table:table-cell office:value-type="string" calcext:value-type="string">
            <text:p>m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_Coldnat_L27.CDF <text:s text:c="4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m2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_Coldnat_L27.CDF <text:s text:c="4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3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4_Coldnat_L27.CDF <text:s text:c="4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la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7B_Coldnat_L27.CDF <text:s text:c="3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7" calcext:value-type="float">
            <text:p>327</text:p>
          </table:table-cell>
          <table:table-cell office:value-type="float" office:value="5965" calcext:value-type="float">
            <text:p>5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la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7B_Coldnat_L27.CDF <text:s text:c="3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8" calcext:value-type="float">
            <text:p>328</text:p>
          </table:table-cell>
          <table:table-cell office:value-type="float" office:value="198364" calcext:value-type="float">
            <text:p>198364</text:p>
          </table:table-cell>
          <table:table-cell office:value-type="string" calcext:value-type="string">
            <text:p>m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7B_Coldnat_L27.CDF <text:s text:c="3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29" calcext:value-type="float">
            <text:p>329</text:p>
          </table:table-cell>
          <table:table-cell office:value-type="float" office:value="22702" calcext:value-type="float">
            <text:p>22702</text:p>
          </table:table-cell>
          <table:table-cell office:value-type="string" calcext:value-type="string">
            <text:p>m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7B_Coldnat_L27.CDF <text:s text:c="3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0" calcext:value-type="float">
            <text:p>330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m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7B_Coldnat_L27.CDF <text:s text:c="3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1" calcext:value-type="float">
            <text:p>33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m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lac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7B_Coldnat_L27.CDF <text:s text:c="3"/>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CHEBI:24996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C10H13O3NF7</text:p>
          </table:table-cell>
          <table:table-cell office:value-type="float" office:value="332" calcext:value-type="float">
            <text:p>332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3913" calcext:value-type="float">
            <text:p>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442442" calcext:value-type="float">
            <text:p>442442</text:p>
          </table:table-cell>
          <table:table-cell office:value-type="string" calcext:value-type="string">
            <text:p>m0</text:p>
          </table:table-cell>
          <table:table-cell office:value-type="float" office:value="99.31" calcext:value-type="float">
            <text:p>99.3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70971" calcext:value-type="float">
            <text:p>70971</text:p>
          </table:table-cell>
          <table:table-cell office:value-type="string" calcext:value-type="string">
            <text:p>m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m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m3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538445" calcext:value-type="float">
            <text:p>538445</text:p>
          </table:table-cell>
          <table:table-cell office:value-type="string" calcext:value-type="string">
            <text:p>m0</text:p>
          </table:table-cell>
          <table:table-cell office:value-type="float" office:value="99.23" calcext:value-type="float">
            <text:p>99.2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40751" calcext:value-type="float">
            <text:p>40751</text:p>
          </table:table-cell>
          <table:table-cell office:value-type="string" calcext:value-type="string">
            <text:p>m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6695" calcext:value-type="float">
            <text:p>6695</text:p>
          </table:table-cell>
          <table:table-cell office:value-type="string" calcext:value-type="string">
            <text:p>m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6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3183" calcext:value-type="float">
            <text:p>3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361194" calcext:value-type="float">
            <text:p>361194</text:p>
          </table:table-cell>
          <table:table-cell office:value-type="string" calcext:value-type="string">
            <text:p>m0</text:p>
          </table:table-cell>
          <table:table-cell office:value-type="float" office:value="99.27" calcext:value-type="float">
            <text:p>99.2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57999" calcext:value-type="float">
            <text:p>57999</text:p>
          </table:table-cell>
          <table:table-cell office:value-type="string" calcext:value-type="string">
            <text:p>m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6671" calcext:value-type="float">
            <text:p>6671</text:p>
          </table:table-cell>
          <table:table-cell office:value-type="string" calcext:value-type="string">
            <text:p>m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m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438399" calcext:value-type="float">
            <text:p>438399</text:p>
          </table:table-cell>
          <table:table-cell office:value-type="string" calcext:value-type="string">
            <text:p>m0</text:p>
          </table:table-cell>
          <table:table-cell office:value-type="float" office:value="99.24" calcext:value-type="float">
            <text:p>99.2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33185" calcext:value-type="float">
            <text:p>33185</text:p>
          </table:table-cell>
          <table:table-cell office:value-type="string" calcext:value-type="string">
            <text:p>m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m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7_E10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3419" calcext:value-type="float">
            <text:p>3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385148" calcext:value-type="float">
            <text:p>385148</text:p>
          </table:table-cell>
          <table:table-cell office:value-type="string" calcext:value-type="string">
            <text:p>m0</text:p>
          </table:table-cell>
          <table:table-cell office:value-type="float" office:value="99.46" calcext:value-type="float">
            <text:p>99.4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61226" calcext:value-type="float">
            <text:p>61226</text:p>
          </table:table-cell>
          <table:table-cell office:value-type="string" calcext:value-type="string">
            <text:p>m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6973" calcext:value-type="float">
            <text:p>6973</text:p>
          </table:table-cell>
          <table:table-cell office:value-type="string" calcext:value-type="string">
            <text:p>m2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m3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3229" calcext:value-type="float">
            <text:p>3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468853" calcext:value-type="float">
            <text:p>468853</text:p>
          </table:table-cell>
          <table:table-cell office:value-type="string" calcext:value-type="string">
            <text:p>m0</text:p>
          </table:table-cell>
          <table:table-cell office:value-type="float" office:value="99.17" calcext:value-type="float">
            <text:p>99.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35613" calcext:value-type="float">
            <text:p>35613</text:p>
          </table:table-cell>
          <table:table-cell office:value-type="string" calcext:value-type="string">
            <text:p>m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m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28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358483" calcext:value-type="float">
            <text:p>358483</text:p>
          </table:table-cell>
          <table:table-cell office:value-type="string" calcext:value-type="string">
            <text:p>m0</text:p>
          </table:table-cell>
          <table:table-cell office:value-type="float" office:value="99.42" calcext:value-type="float">
            <text:p>99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57104" calcext:value-type="float">
            <text:p>57104</text:p>
          </table:table-cell>
          <table:table-cell office:value-type="string" calcext:value-type="string">
            <text:p>m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m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m3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1433" calcext:value-type="float">
            <text:p>1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2997" calcext:value-type="float">
            <text:p>2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437158" calcext:value-type="float">
            <text:p>437158</text:p>
          </table:table-cell>
          <table:table-cell office:value-type="string" calcext:value-type="string">
            <text:p>m0</text:p>
          </table:table-cell>
          <table:table-cell office:value-type="float" office:value="99.19" calcext:value-type="float">
            <text:p>99.1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33145" calcext:value-type="float">
            <text:p>33145</text:p>
          </table:table-cell>
          <table:table-cell office:value-type="string" calcext:value-type="string">
            <text:p>m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m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tr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t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0_E11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457322" calcext:value-type="float">
            <text:p>457322</text:p>
          </table:table-cell>
          <table:table-cell office:value-type="string" calcext:value-type="string">
            <text:p>m0</text:p>
          </table:table-cell>
          <table:table-cell office:value-type="float" office:value="98.71" calcext:value-type="float">
            <text:p>98.7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74882" calcext:value-type="float">
            <text:p>74882</text:p>
          </table:table-cell>
          <table:table-cell office:value-type="string" calcext:value-type="string">
            <text:p>m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9652" calcext:value-type="float">
            <text:p>9652</text:p>
          </table:table-cell>
          <table:table-cell office:value-type="string" calcext:value-type="string">
            <text:p>m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m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3893" calcext:value-type="float">
            <text:p>3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558548" calcext:value-type="float">
            <text:p>558548</text:p>
          </table:table-cell>
          <table:table-cell office:value-type="string" calcext:value-type="string">
            <text:p>m0</text:p>
          </table:table-cell>
          <table:table-cell office:value-type="float" office:value="98.51" calcext:value-type="float">
            <text:p>98.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42872" calcext:value-type="float">
            <text:p>42872</text:p>
          </table:table-cell>
          <table:table-cell office:value-type="string" calcext:value-type="string">
            <text:p>m1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10589" calcext:value-type="float">
            <text:p>10589</text:p>
          </table:table-cell>
          <table:table-cell office:value-type="string" calcext:value-type="string">
            <text:p>m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m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35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m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4517" calcext:value-type="float">
            <text:p>4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512037" calcext:value-type="float">
            <text:p>512037</text:p>
          </table:table-cell>
          <table:table-cell office:value-type="string" calcext:value-type="string">
            <text:p>m0</text:p>
          </table:table-cell>
          <table:table-cell office:value-type="float" office:value="98.76" calcext:value-type="float">
            <text:p>98.7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83792" calcext:value-type="float">
            <text:p>83792</text:p>
          </table:table-cell>
          <table:table-cell office:value-type="string" calcext:value-type="string">
            <text:p>m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m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m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2155" calcext:value-type="float">
            <text:p>2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4299" calcext:value-type="float">
            <text:p>4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625046" calcext:value-type="float">
            <text:p>625046</text:p>
          </table:table-cell>
          <table:table-cell office:value-type="string" calcext:value-type="string">
            <text:p>m0</text:p>
          </table:table-cell>
          <table:table-cell office:value-type="float" office:value="98.48" calcext:value-type="float">
            <text:p>98.4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48112" calcext:value-type="float">
            <text:p>48112</text:p>
          </table:table-cell>
          <table:table-cell office:value-type="string" calcext:value-type="string">
            <text:p>m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11907" calcext:value-type="float">
            <text:p>11907</text:p>
          </table:table-cell>
          <table:table-cell office:value-type="string" calcext:value-type="string">
            <text:p>m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m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1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7_E22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4278" calcext:value-type="float">
            <text:p>4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490044" calcext:value-type="float">
            <text:p>490044</text:p>
          </table:table-cell>
          <table:table-cell office:value-type="string" calcext:value-type="string">
            <text:p>m0</text:p>
          </table:table-cell>
          <table:table-cell office:value-type="float" office:value="99.46" calcext:value-type="float">
            <text:p>99.4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77718" calcext:value-type="float">
            <text:p>77718</text:p>
          </table:table-cell>
          <table:table-cell office:value-type="string" calcext:value-type="string">
            <text:p>m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9197" calcext:value-type="float">
            <text:p>9197</text:p>
          </table:table-cell>
          <table:table-cell office:value-type="string" calcext:value-type="string">
            <text:p>m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m3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4093" calcext:value-type="float">
            <text:p>4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598469" calcext:value-type="float">
            <text:p>598469</text:p>
          </table:table-cell>
          <table:table-cell office:value-type="string" calcext:value-type="string">
            <text:p>m0</text:p>
          </table:table-cell>
          <table:table-cell office:value-type="float" office:value="99.11" calcext:value-type="float">
            <text:p>99.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45105" calcext:value-type="float">
            <text:p>45105</text:p>
          </table:table-cell>
          <table:table-cell office:value-type="string" calcext:value-type="string">
            <text:p>m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m2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1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41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5811" calcext:value-type="float">
            <text:p>5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659027" calcext:value-type="float">
            <text:p>659027</text:p>
          </table:table-cell>
          <table:table-cell office:value-type="string" calcext:value-type="string">
            <text:p>m0</text:p>
          </table:table-cell>
          <table:table-cell office:value-type="float" office:value="99.47" calcext:value-type="float">
            <text:p>99.4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104376" calcext:value-type="float">
            <text:p>104376</text:p>
          </table:table-cell>
          <table:table-cell office:value-type="string" calcext:value-type="string">
            <text:p>m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m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m3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805651" calcext:value-type="float">
            <text:p>805651</text:p>
          </table:table-cell>
          <table:table-cell office:value-type="string" calcext:value-type="string">
            <text:p>m0</text:p>
          </table:table-cell>
          <table:table-cell office:value-type="float" office:value="99.11" calcext:value-type="float">
            <text:p>99.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60568" calcext:value-type="float">
            <text:p>60568</text:p>
          </table:table-cell>
          <table:table-cell office:value-type="string" calcext:value-type="string">
            <text:p>m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11579" calcext:value-type="float">
            <text:p>11579</text:p>
          </table:table-cell>
          <table:table-cell office:value-type="string" calcext:value-type="string">
            <text:p>m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m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D8_18h_glu_r2_i2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1,1,0,0,0,0</text:p>
          </table:table-cell>
          <table:table-cell office:value-type="float" office:value="0.4175" calcext:value-type="float">
            <text:p>0.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54_E24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m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6443" calcext:value-type="float">
            <text:p>6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715192" calcext:value-type="float">
            <text:p>715192</text:p>
          </table:table-cell>
          <table:table-cell office:value-type="string" calcext:value-type="string">
            <text:p>m0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108876" calcext:value-type="float">
            <text:p>108876</text:p>
          </table:table-cell>
          <table:table-cell office:value-type="string" calcext:value-type="string">
            <text:p>m1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12293" calcext:value-type="float">
            <text:p>12293</text:p>
          </table:table-cell>
          <table:table-cell office:value-type="string" calcext:value-type="string">
            <text:p>m2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m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863966" calcext:value-type="float">
            <text:p>863966</text:p>
          </table:table-cell>
          <table:table-cell office:value-type="string" calcext:value-type="string">
            <text:p>m0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61572" calcext:value-type="float">
            <text:p>61572</text:p>
          </table:table-cell>
          <table:table-cell office:value-type="string" calcext:value-type="string">
            <text:p>m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m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07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1" calcext:value-type="float">
            <text:p>151</text:p>
          </table:table-cell>
          <table:table-cell office:value-type="float" office:value="3959" calcext:value-type="float">
            <text:p>3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2" calcext:value-type="float">
            <text:p>152</text:p>
          </table:table-cell>
          <table:table-cell office:value-type="float" office:value="455483" calcext:value-type="float">
            <text:p>455483</text:p>
          </table:table-cell>
          <table:table-cell office:value-type="string" calcext:value-type="string">
            <text:p>m0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3" calcext:value-type="float">
            <text:p>153</text:p>
          </table:table-cell>
          <table:table-cell office:value-type="float" office:value="69877" calcext:value-type="float">
            <text:p>69877</text:p>
          </table:table-cell>
          <table:table-cell office:value-type="string" calcext:value-type="string">
            <text:p>m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4" calcext:value-type="float">
            <text:p>154</text:p>
          </table:table-cell>
          <table:table-cell office:value-type="float" office:value="7958" calcext:value-type="float">
            <text:p>7958</text:p>
          </table:table-cell>
          <table:table-cell office:value-type="string" calcext:value-type="string">
            <text:p>m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5" calcext:value-type="float">
            <text:p>15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m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6" calcext:value-type="float">
            <text:p>156</text:p>
          </table:table-cell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4</text:p>
          </table:table-cell>
          <table:table-cell office:value-type="string" calcext:value-type="string">
            <text:p>C5H5ONF3</text:p>
          </table:table-cell>
          <table:table-cell office:value-type="float" office:value="157" calcext:value-type="float">
            <text:p>15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7" calcext:value-type="float">
            <text:p>197</text:p>
          </table:table-cell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8" calcext:value-type="float">
            <text:p>198</text:p>
          </table:table-cell>
          <table:table-cell office:value-type="float" office:value="551196" calcext:value-type="float">
            <text:p>551196</text:p>
          </table:table-cell>
          <table:table-cell office:value-type="string" calcext:value-type="string">
            <text:p>m0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199" calcext:value-type="float">
            <text:p>199</text:p>
          </table:table-cell>
          <table:table-cell office:value-type="float" office:value="39682" calcext:value-type="float">
            <text:p>39682</text:p>
          </table:table-cell>
          <table:table-cell office:value-type="string" calcext:value-type="string">
            <text:p>m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0" calcext:value-type="float">
            <text:p>200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m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1" calcext:value-type="float">
            <text:p>20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ldnat_glu_i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_natural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11_coldnat_E27.CDF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HEBI:29985</text:p>
          </table:table-cell>
          <table:table-cell office:value-type="string" calcext:value-type="string">
            <text:p>C2-C5</text:p>
          </table:table-cell>
          <table:table-cell office:value-type="string" calcext:value-type="string">
            <text:p>C6H7O3NF3</text:p>
          </table:table-cell>
          <table:table-cell office:value-type="float" office:value="202" calcext:value-type="float">
            <text:p>20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4:09:44.083665269</dc:date>
    <meta:document-statistic meta:table-count="1" meta:cell-count="5702" meta:object-count="0"/>
    <meta:generator>LibreOffice/4.2.8.2$Linux_X86_64 LibreOffice_project/420m0$Build-2</meta:generator>
  </office:meta>
</office:document-meta>
</file>